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97.26pt"/>
    </style:style>
    <style:style style:name="co4" style:family="table-column">
      <style:table-column-properties fo:break-before="auto" style:column-width="92.86pt"/>
    </style:style>
    <style:style style:name="co5" style:family="table-column">
      <style:table-column-properties fo:break-before="auto" style:column-width="99.81pt"/>
    </style:style>
    <style:style style:name="co6" style:family="table-column">
      <style:table-column-properties fo:break-before="auto" style:column-width="128.89pt"/>
    </style:style>
    <style:style style:name="co7" style:family="table-column">
      <style:table-column-properties fo:break-before="auto" style:column-width="131.44pt"/>
    </style:style>
    <style:style style:name="co8" style:family="table-column">
      <style:table-column-properties fo:break-before="auto" style:column-width="125.29pt"/>
    </style:style>
    <style:style style:name="co9" style:family="table-column">
      <style:table-column-properties fo:break-before="auto" style:column-width="84.9pt"/>
    </style:style>
    <style:style style:name="co10" style:family="table-column">
      <style:table-column-properties fo:break-before="auto" style:column-width="129.91pt"/>
    </style:style>
    <style:style style:name="co11" style:family="table-column">
      <style:table-column-properties fo:break-before="auto" style:column-width="93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89c765"/>
    </style:style>
    <style:style style:name="ce2" style:family="table-cell" style:parent-style-name="Default">
      <style:table-cell-properties fo:background-color="#87d1d1"/>
    </style:style>
    <style:style style:name="ce3" style:family="table-cell" style:parent-style-name="Default" style:data-style-name="N61"/>
    <style:style style:name="ce4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89c765"/>
    </style:style>
    <style:style style:name="ce10" style:family="table-cell" style:parent-style-name="Default">
      <style:table-cell-properties fo:background-color="#87d1d1"/>
    </style:style>
    <style:style style:name="ce11" style:family="table-cell" style:parent-style-name="Default" style:data-style-name="N61"/>
    <style:style style:name="ce1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1"/>
          <table:table-cell table:style-name="ce12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ower</text:p>
          </table:table-cell>
          <table:table-cell office:value-type="string" calcext:value-type="string">
            <text:p>power p</text:p>
          </table:table-cell>
          <table:table-cell office:value-type="string" calcext:value-type="string">
            <text:p>power tau</text:p>
          </table:table-cell>
          <table:table-cell office:value-type="string" calcext:value-type="string">
            <text:p>pT in</text:p>
          </table:table-cell>
          <table:table-cell office:value-type="string" calcext:value-type="string">
            <text:p>pT out</text:p>
          </table:table-cell>
          <table:table-cell office:value-type="string" calcext:value-type="string">
            <text:p>pT drop</text:p>
          </table:table-cell>
          <table:table-cell table:number-columns-repeated="2"/>
          <table:table-cell table:style-name="ce12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fault</text:p>
          </table:table-cell>
          <table:table-cell office:value-type="float" office:value="4.94689061527" calcext:value-type="float">
            <text:p>4.94689061527</text:p>
          </table:table-cell>
          <table:table-cell office:value-type="float" office:value="5.10506073361" calcext:value-type="float">
            <text:p>5.10506073361</text:p>
          </table:table-cell>
          <table:table-cell office:value-type="float" office:value="-0.158170118337" calcext:value-type="float">
            <text:p>-0.158170118337</text:p>
          </table:table-cell>
          <table:table-cell table:style-name="ce11" office:value-type="float" office:value="0.6503034" calcext:value-type="float">
            <text:p>6.50E-01</text:p>
          </table:table-cell>
          <table:table-cell table:style-name="ce11" office:value-type="float" office:value="0.4826165" calcext:value-type="float">
            <text:p>4.83E-01</text:p>
          </table:table-cell>
          <table:table-cell table:formula="of:=([.G7]-[.H7])*1000" office:value-type="float" office:value="167.6869" calcext:value-type="float">
            <text:p>167.6869</text:p>
          </table:table-cell>
          <table:table-cell table:number-columns-repeated="2"/>
          <table:table-cell table:style-name="ce12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ravity</text:p>
          </table:table-cell>
          <table:table-cell office:value-type="float" office:value="5.02801934555" calcext:value-type="float">
            <text:p>5.02801934555</text:p>
          </table:table-cell>
          <table:table-cell office:value-type="float" office:value="5.18466414042" calcext:value-type="float">
            <text:p>5.18466414042</text:p>
          </table:table-cell>
          <table:table-cell office:value-type="float" office:value="-0.156644794865" calcext:value-type="float">
            <text:p>-0.156644794865</text:p>
          </table:table-cell>
          <table:table-cell table:style-name="ce11" office:value-type="float" office:value="3.059583" calcext:value-type="float">
            <text:p>3.06E+00</text:p>
          </table:table-cell>
          <table:table-cell table:style-name="ce11" office:value-type="float" office:value="2.870286" calcext:value-type="float">
            <text:p>2.87E+00</text:p>
          </table:table-cell>
          <table:table-cell table:formula="of:=([.G8]-[.H8])*1000" office:value-type="float" office:value="189.297" calcext:value-type="float">
            <text:p>189.297</text:p>
          </table:table-cell>
          <table:table-cell table:number-columns-repeated="2"/>
          <table:table-cell table:style-name="ce12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 gravity</text:p>
          </table:table-cell>
          <table:table-cell office:value-type="float" office:value="5.02917144498" calcext:value-type="float">
            <text:p>5.02917144498</text:p>
          </table:table-cell>
          <table:table-cell office:value-type="float" office:value="5.18583998598" calcext:value-type="float">
            <text:p>5.18583998598</text:p>
          </table:table-cell>
          <table:table-cell office:value-type="float" office:value="-0.156668541001" calcext:value-type="float">
            <text:p>-0.156668541001</text:p>
          </table:table-cell>
          <table:table-cell table:style-name="ce11" office:value-type="float" office:value="0.6320083" calcext:value-type="float">
            <text:p>6.32E-01</text:p>
          </table:table-cell>
          <table:table-cell table:style-name="ce11" office:value-type="float" office:value="0.4425995" calcext:value-type="float">
            <text:p>4.43E-01</text:p>
          </table:table-cell>
          <table:table-cell table:formula="of:=([.G9]-[.H9])*1000" office:value-type="float" office:value="189.4088" calcext:value-type="float">
            <text:p>189.4088</text:p>
          </table:table-cell>
          <table:table-cell table:number-columns-repeated="2"/>
          <table:table-cell table:style-name="ce12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ravity test</text:p>
          </table:table-cell>
          <table:table-cell office:value-type="float" office:value="4.76498638473" calcext:value-type="float">
            <text:p>4.76498638473</text:p>
          </table:table-cell>
          <table:table-cell office:value-type="float" office:value="4.90873331011" calcext:value-type="float">
            <text:p>4.90873331011</text:p>
          </table:table-cell>
          <table:table-cell office:value-type="float" office:value="-0.143746925384" calcext:value-type="float">
            <text:p>-0.143746925384</text:p>
          </table:table-cell>
          <table:table-cell table:style-name="ce11" office:value-type="float" office:value="3.059518" calcext:value-type="float">
            <text:p>3.06E+00</text:p>
          </table:table-cell>
          <table:table-cell table:style-name="ce11" office:value-type="float" office:value="2.8691" calcext:value-type="float">
            <text:p>2.87E+00</text:p>
          </table:table-cell>
          <table:table-cell table:formula="of:=([.G10]-[.H10])*1000" office:value-type="float" office:value="190.418" calcext:value-type="float">
            <text:p>190.418</text:p>
          </table:table-cell>
          <table:table-cell table:number-columns-repeated="2"/>
          <table:table-cell table:style-name="ce12" table:number-columns-repeated="3"/>
        </table:table-row>
        <table:table-row table:style-name="ro1">
          <table:table-cell table:number-columns-repeated="11"/>
          <table:table-cell table:style-name="ce12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T drop useful</text:p>
          </table:table-cell>
          <table:table-cell office:value-type="string" calcext:value-type="string">
            <text:p>pT drop losses</text:p>
          </table:table-cell>
          <table:table-cell office:value-type="string" calcext:value-type="string">
            <text:p>ETA</text:p>
          </table:table-cell>
          <table:table-cell table:number-columns-repeated="5"/>
          <table:table-cell table:style-name="ce12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q</text:p>
          </table:table-cell>
          <table:table-cell table:formula="of:=[.D8]/[.$C$14]" office:value-type="float" office:value="126.970185493687" calcext:value-type="float">
            <text:p>126.970185493687</text:p>
          </table:table-cell>
          <table:table-cell table:formula="of:=[.I8]-[.D13]" office:value-type="float" office:value="62.326814506313" calcext:value-type="float">
            <text:p>62.326814506313</text:p>
          </table:table-cell>
          <table:table-cell table:formula="of:=1-[.E13]/[.I8]" office:value-type="float" office:value="0.670745893985045" calcext:value-type="float">
            <text:p>0.670745893985045</text:p>
          </table:table-cell>
          <table:table-cell table:number-columns-repeated="5"/>
          <table:table-cell table:style-name="ce12" table:number-columns-repeated="3"/>
        </table:table-row>
        <table:table-row table:style-name="ro1">
          <table:table-cell table:number-columns-repeated="2"/>
          <table:table-cell table:formula="of:=1*2*0.09*0.22" office:value-type="float" office:value="0.0396" calcext:value-type="float">
            <text:p>0.0396</text:p>
          </table:table-cell>
          <table:table-cell table:formula="of:=[.D9]/[.$C$14]" office:value-type="float" office:value="126.999278913636" calcext:value-type="float">
            <text:p>126.999278913636</text:p>
          </table:table-cell>
          <table:table-cell table:formula="of:=[.I9]-[.D14]" office:value-type="float" office:value="62.4095210863636" calcext:value-type="float">
            <text:p>62.4095210863636</text:p>
          </table:table-cell>
          <table:table-cell table:formula="of:=1-[.E14]/[.I9]" office:value-type="float" office:value="0.670503582270921" calcext:value-type="float">
            <text:p>0.67050358227092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0]/[.$C$14]" office:value-type="float" office:value="120.327939008333" calcext:value-type="float">
            <text:p>120.327939008333</text:p>
          </table:table-cell>
          <table:table-cell table:formula="of:=[.I10]-[.D15]" office:value-type="float" office:value="70.0900609916669" calcext:value-type="float">
            <text:p>70.0900609916669</text:p>
          </table:table-cell>
          <table:table-cell table:formula="of:=1-[.E15]/[.I10]" office:value-type="float" office:value="0.631914729743686" calcext:value-type="float">
            <text:p>0.631914729743686</text:p>
          </table:table-cell>
          <table:table-cell table:number-columns-repeated="8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1"/>
          <table:table-cell table:style-name="ce9"/>
          <table:table-cell table:style-name="ce9" office:value-type="string" calcext:value-type="string">
            <text:p>Gravity enabled</text:p>
          </table:table-cell>
          <table:table-cell table:style-name="ce9" office:value-type="string" calcext:value-type="string">
            <text:p>Gravity disabl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wer</text:p>
          </table:table-cell>
          <table:table-cell office:value-type="string" calcext:value-type="string">
            <text:p>Power (pressure)</text:p>
          </table:table-cell>
          <table:table-cell office:value-type="string" calcext:value-type="string">
            <text:p>Power(Shear stress)</text:p>
          </table:table-cell>
          <table:table-cell office:value-type="string" calcext:value-type="string">
            <text:p>Total pressure inlet (2.4 s)</text:p>
          </table:table-cell>
          <table:table-cell office:value-type="string" calcext:value-type="string">
            <text:p>Total pressure outlet (2.4 s)</text:p>
          </table:table-cell>
          <table:table-cell office:value-type="string" calcext:value-type="string">
            <text:p>Total pressure drop (2.4 s)</text:p>
          </table:table-cell>
          <table:table-cell table:number-columns-repeated="2"/>
          <table:table-cell table:style-name="ce9" office:value-type="string" calcext:value-type="string">
            <text:p>Power</text:p>
          </table:table-cell>
          <table:table-cell table:style-name="ce9" office:value-type="string" calcext:value-type="string">
            <text:p>$\round{5.02801934555}$</text:p>
          </table:table-cell>
          <table:table-cell table:style-name="ce9" office:value-type="string" calcext:value-type="string">
            <text:p>$\round{5.02917144498}$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avity enabled</text:p>
          </table:table-cell>
          <table:table-cell table:formula="of:=[.D8]" office:value-type="float" office:value="5.02801934555" calcext:value-type="float">
            <text:p>5.02801934555</text:p>
          </table:table-cell>
          <table:table-cell table:formula="of:=[.E8]" office:value-type="float" office:value="5.18466414042" calcext:value-type="float">
            <text:p>5.18466414042</text:p>
          </table:table-cell>
          <table:table-cell table:formula="of:=[.F8]" office:value-type="float" office:value="-0.156644794865" calcext:value-type="float">
            <text:p>-0.156644794865</text:p>
          </table:table-cell>
          <table:table-cell table:style-name="ce11" table:formula="of:=[.G8]*1000" office:value-type="float" office:value="3059.583" calcext:value-type="float">
            <text:p>3.06E+03</text:p>
          </table:table-cell>
          <table:table-cell table:style-name="ce11" table:formula="of:=[.H8]*1000" office:value-type="float" office:value="2870.286" calcext:value-type="float">
            <text:p>2.87E+03</text:p>
          </table:table-cell>
          <table:table-cell table:style-name="ce11" table:formula="of:=[.I8]" office:value-type="float" office:value="189.297" calcext:value-type="float">
            <text:p>1.89E+02</text:p>
          </table:table-cell>
          <table:table-cell table:number-columns-repeated="2"/>
          <table:table-cell table:style-name="ce9" office:value-type="string" calcext:value-type="string">
            <text:p>Power (pressure)</text:p>
          </table:table-cell>
          <table:table-cell table:style-name="ce9" office:value-type="string" calcext:value-type="string">
            <text:p>$\round{5.18466414042}$</text:p>
          </table:table-cell>
          <table:table-cell table:style-name="ce9" office:value-type="string" calcext:value-type="string">
            <text:p>$\round{5.18583998598}$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avity disabled</text:p>
          </table:table-cell>
          <table:table-cell table:formula="of:=[.D9]" office:value-type="float" office:value="5.02917144498" calcext:value-type="float">
            <text:p>5.02917144498</text:p>
          </table:table-cell>
          <table:table-cell table:formula="of:=[.E9]" office:value-type="float" office:value="5.18583998598" calcext:value-type="float">
            <text:p>5.18583998598</text:p>
          </table:table-cell>
          <table:table-cell table:formula="of:=[.F9]" office:value-type="float" office:value="-0.156668541001" calcext:value-type="float">
            <text:p>-0.156668541001</text:p>
          </table:table-cell>
          <table:table-cell table:style-name="ce11" table:formula="of:=[.G9]*1000" office:value-type="float" office:value="632.0083" calcext:value-type="float">
            <text:p>6.32E+02</text:p>
          </table:table-cell>
          <table:table-cell table:style-name="ce11" table:formula="of:=[.H9]*1000" office:value-type="float" office:value="442.5995" calcext:value-type="float">
            <text:p>4.43E+02</text:p>
          </table:table-cell>
          <table:table-cell table:style-name="ce11" table:formula="of:=[.I9]" office:value-type="float" office:value="189.4088" calcext:value-type="float">
            <text:p>1.89E+02</text:p>
          </table:table-cell>
          <table:table-cell table:number-columns-repeated="2"/>
          <table:table-cell table:style-name="ce9" office:value-type="string" calcext:value-type="string">
            <text:p>Power(Shear stress)</text:p>
          </table:table-cell>
          <table:table-cell table:style-name="ce9" office:value-type="string" calcext:value-type="string">
            <text:p>$\round{-0.156644794865}$</text:p>
          </table:table-cell>
          <table:table-cell table:style-name="ce9" office:value-type="string" calcext:value-type="string">
            <text:p>$\round{-0.156668541001}$</text:p>
          </table:table-cell>
        </table:table-row>
        <table:table-row table:style-name="ro1">
          <table:table-cell table:number-columns-repeated="11"/>
          <table:table-cell table:style-name="ce9" office:value-type="string" calcext:value-type="string">
            <text:p>Total pressure inlet (2.4 s)</text:p>
          </table:table-cell>
          <table:table-cell table:style-name="ce9" office:value-type="string" calcext:value-type="string">
            <text:p>$\round{3059.583}$</text:p>
          </table:table-cell>
          <table:table-cell table:style-name="ce9" office:value-type="string" calcext:value-type="string">
            <text:p>$\round{632.0083}$</text:p>
          </table:table-cell>
        </table:table-row>
        <table:table-row table:style-name="ro1">
          <table:table-cell table:number-columns-repeated="11"/>
          <table:table-cell table:style-name="ce9" office:value-type="string" calcext:value-type="string">
            <text:p>Total pressure outlet (2.4 s)</text:p>
          </table:table-cell>
          <table:table-cell table:style-name="ce9" office:value-type="string" calcext:value-type="string">
            <text:p>$\round{2870.286}$</text:p>
          </table:table-cell>
          <table:table-cell table:style-name="ce9" office:value-type="string" calcext:value-type="string">
            <text:p>$\round{442.5995}$</text:p>
          </table:table-cell>
        </table:table-row>
        <table:table-row table:style-name="ro1">
          <table:table-cell table:number-columns-repeated="11"/>
          <table:table-cell table:style-name="ce9" office:value-type="string" calcext:value-type="string">
            <text:p>Total pressure drop (2.4 s)</text:p>
          </table:table-cell>
          <table:table-cell table:style-name="ce9" office:value-type="string" calcext:value-type="string">
            <text:p>$\round{189.297}$</text:p>
          </table:table-cell>
          <table:table-cell table:style-name="ce9" office:value-type="string" calcext:value-type="string">
            <text:p>$\round{189.4088}$</text:p>
          </table:table-cell>
        </table:table-row>
        <table:table-row table:style-name="ro1">
          <table:table-cell table:number-columns-repeated="2"/>
          <table:table-cell table:style-name="ce9"/>
          <table:table-cell table:style-name="ce9" table:formula="of:=[.D20]" office:value-type="string" office:string-value="Power" calcext:value-type="string">
            <text:p>Power</text:p>
          </table:table-cell>
          <table:table-cell table:style-name="ce9" table:formula="of:=[.E20]" office:value-type="string" office:string-value="Power (pressure)" calcext:value-type="string">
            <text:p>Power (pressure)</text:p>
          </table:table-cell>
          <table:table-cell table:style-name="ce9" table:formula="of:=[.F20]" office:value-type="string" office:string-value="Power(Shear stress)" calcext:value-type="string">
            <text:p>Power(Shear stress)</text:p>
          </table:table-cell>
          <table:table-cell table:style-name="ce9" table:formula="of:=[.G20]" office:value-type="string" office:string-value="Total pressure inlet (2.4 s)" calcext:value-type="string">
            <text:p>Total pressure inlet (2.4 s)</text:p>
          </table:table-cell>
          <table:table-cell table:style-name="ce9" table:formula="of:=[.H20]" office:value-type="string" office:string-value="Total pressure outlet (2.4 s)" calcext:value-type="string">
            <text:p>Total pressure outlet (2.4 s)</text:p>
          </table:table-cell>
          <table:table-cell table:style-name="ce9" table:formula="of:=[.I20]" office:value-type="string" office:string-value="Total pressure drop (2.4 s)" calcext:value-type="string">
            <text:p>Total pressure drop (2.4 s)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" table:formula="of:=[.C21]" office:value-type="string" office:string-value="Gravity enabled" calcext:value-type="string">
            <text:p>Gravity enabled</text:p>
          </table:table-cell>
          <table:table-cell table:style-name="ce9" table:formula="of:=COM.MICROSOFT.CONCAT(&quot;$\round{&quot;;[.D7];&quot;}$&quot;)" office:value-type="string" office:string-value="$\round{4.94689061527}$" calcext:value-type="string">
            <text:p>$\round{4.94689061527}$</text:p>
          </table:table-cell>
          <table:table-cell table:style-name="ce9" table:formula="of:=COM.MICROSOFT.CONCAT(&quot;$\round{&quot;;[.E21];&quot;}$&quot;)" office:value-type="string" office:string-value="$\round{5.18466414042}$" calcext:value-type="string">
            <text:p>$\round{5.18466414042}$</text:p>
          </table:table-cell>
          <table:table-cell table:style-name="ce9" table:formula="of:=COM.MICROSOFT.CONCAT(&quot;$\round{&quot;;[.F21];&quot;}$&quot;)" office:value-type="string" office:string-value="$\round{-0.156644794865}$" calcext:value-type="string">
            <text:p>$\round{-0.156644794865}$</text:p>
          </table:table-cell>
          <table:table-cell table:style-name="ce9" table:formula="of:=COM.MICROSOFT.CONCAT(&quot;$\round{&quot;;[.G21];&quot;}$&quot;)" office:value-type="string" office:string-value="$\round{3059.583}$" calcext:value-type="string">
            <text:p>$\round{3059.583}$</text:p>
          </table:table-cell>
          <table:table-cell table:style-name="ce9" table:formula="of:=COM.MICROSOFT.CONCAT(&quot;$\round{&quot;;[.H21];&quot;}$&quot;)" office:value-type="string" office:string-value="$\round{2870.286}$" calcext:value-type="string">
            <text:p>$\round{2870.286}$</text:p>
          </table:table-cell>
          <table:table-cell table:style-name="ce9" table:formula="of:=COM.MICROSOFT.CONCAT(&quot;$\round{&quot;;[.I21];&quot;}$&quot;)" office:value-type="string" office:string-value="$\round{189.297}$" calcext:value-type="string">
            <text:p>$\round{189.297}$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" table:formula="of:=[.C22]" office:value-type="string" office:string-value="Gravity disabled" calcext:value-type="string">
            <text:p>Gravity disabled</text:p>
          </table:table-cell>
          <table:table-cell table:style-name="ce9" table:formula="of:=COM.MICROSOFT.CONCAT(&quot;$\round{&quot;;[.D22];&quot;}$&quot;)" office:value-type="string" office:string-value="$\round{5.02917144498}$" calcext:value-type="string">
            <text:p>$\round{5.02917144498}$</text:p>
          </table:table-cell>
          <table:table-cell table:style-name="ce9" table:formula="of:=COM.MICROSOFT.CONCAT(&quot;$\round{&quot;;[.E22];&quot;}$&quot;)" office:value-type="string" office:string-value="$\round{5.18583998598}$" calcext:value-type="string">
            <text:p>$\round{5.18583998598}$</text:p>
          </table:table-cell>
          <table:table-cell table:style-name="ce9" table:formula="of:=COM.MICROSOFT.CONCAT(&quot;$\round{&quot;;[.F22];&quot;}$&quot;)" office:value-type="string" office:string-value="$\round{-0.156668541001}$" calcext:value-type="string">
            <text:p>$\round{-0.156668541001}$</text:p>
          </table:table-cell>
          <table:table-cell table:style-name="ce9" table:formula="of:=COM.MICROSOFT.CONCAT(&quot;$\round{&quot;;[.G22];&quot;}$&quot;)" office:value-type="string" office:string-value="$\round{632.0083}$" calcext:value-type="string">
            <text:p>$\round{632.0083}$</text:p>
          </table:table-cell>
          <table:table-cell table:style-name="ce9" table:formula="of:=COM.MICROSOFT.CONCAT(&quot;$\round{&quot;;[.H22];&quot;}$&quot;)" office:value-type="string" office:string-value="$\round{442.5995}$" calcext:value-type="string">
            <text:p>$\round{442.5995}$</text:p>
          </table:table-cell>
          <table:table-cell table:style-name="ce9" table:formula="of:=COM.MICROSOFT.CONCAT(&quot;$\round{&quot;;[.I22];&quot;}$&quot;)" office:value-type="string" office:string-value="$\round{189.4088}$" calcext:value-type="string">
            <text:p>$\round{189.4088}$</text:p>
          </table:table-cell>
          <table:table-cell table:number-columns-repeated="5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2"/>
          <table:table-cell table:style-name="ce10"/>
          <table:table-cell table:style-name="ce10" table:formula="of:=[.D26]" office:value-type="string" office:string-value="Power" calcext:value-type="string">
            <text:p>Power</text:p>
          </table:table-cell>
          <table:table-cell table:style-name="ce10" table:formula="of:=[.E26]" office:value-type="string" office:string-value="Power (pressure)" calcext:value-type="string">
            <text:p>Power (pressure)</text:p>
          </table:table-cell>
          <table:table-cell table:style-name="ce10" table:formula="of:=[.F26]" office:value-type="string" office:string-value="Power(Shear stress)" calcext:value-type="string">
            <text:p>Power(Shear stress)</text:p>
          </table:table-cell>
          <table:table-cell table:style-name="ce10" table:formula="of:=[.G26]" office:value-type="string" office:string-value="Total pressure inlet (2.4 s)" calcext:value-type="string">
            <text:p>Total pressure inlet (2.4 s)</text:p>
          </table:table-cell>
          <table:table-cell table:style-name="ce10" table:formula="of:=[.H26]" office:value-type="string" office:string-value="Total pressure outlet (2.4 s)" calcext:value-type="string">
            <text:p>Total pressure outlet (2.4 s)</text:p>
          </table:table-cell>
          <table:table-cell table:style-name="ce10" table:formula="of:=[.I26]" office:value-type="string" office:string-value="Total pressure drop (2.4 s)" calcext:value-type="string">
            <text:p>Total pressure drop (2.4 s)</text:p>
          </table:table-cell>
          <table:table-cell table:number-columns-repeated="2"/>
          <table:table-cell table:style-name="ce10"/>
          <table:table-cell table:style-name="ce10" office:value-type="string" calcext:value-type="string">
            <text:p>Default boundaries</text:p>
          </table:table-cell>
          <table:table-cell table:style-name="ce10" office:value-type="string" calcext:value-type="string">
            <text:p>Enhanced boundaries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Default boundaries</text:p>
          </table:table-cell>
          <table:table-cell table:style-name="ce10" table:formula="of:=COM.MICROSOFT.CONCAT(&quot;$\round{&quot;;[.D7];&quot;}$&quot;)" office:value-type="string" office:string-value="$\round{4.94689061527}$" calcext:value-type="string">
            <text:p>$\round{4.94689061527}$</text:p>
          </table:table-cell>
          <table:table-cell table:style-name="ce10" table:formula="of:=COM.MICROSOFT.CONCAT(&quot;$\round{&quot;;[.E7];&quot;}$&quot;)" office:value-type="string" office:string-value="$\round{5.10506073361}$" calcext:value-type="string">
            <text:p>$\round{5.10506073361}$</text:p>
          </table:table-cell>
          <table:table-cell table:style-name="ce10" table:formula="of:=COM.MICROSOFT.CONCAT(&quot;$\round{&quot;;[.F7];&quot;}$&quot;)" office:value-type="string" office:string-value="$\round{-0.158170118337}$" calcext:value-type="string">
            <text:p>$\round{-0.158170118337}$</text:p>
          </table:table-cell>
          <table:table-cell table:style-name="ce10" table:formula="of:=COM.MICROSOFT.CONCAT(&quot;$\round{&quot;;[.G7];&quot;}$&quot;)" office:value-type="string" office:string-value="$\round{0.6503034}$" calcext:value-type="string">
            <text:p>$\round{0.6503034}$</text:p>
          </table:table-cell>
          <table:table-cell table:style-name="ce10" table:formula="of:=COM.MICROSOFT.CONCAT(&quot;$\round{&quot;;[.H7];&quot;}$&quot;)" office:value-type="string" office:string-value="$\round{0.4826165}$" calcext:value-type="string">
            <text:p>$\round{0.4826165}$</text:p>
          </table:table-cell>
          <table:table-cell table:style-name="ce10" table:formula="of:=COM.MICROSOFT.CONCAT(&quot;$\round{&quot;;[.I7];&quot;}$&quot;)" office:value-type="string" office:string-value="$\round{167.6869}$" calcext:value-type="string">
            <text:p>$\round{167.6869}$</text:p>
          </table:table-cell>
          <table:table-cell table:number-columns-repeated="2"/>
          <table:table-cell table:style-name="ce10" office:value-type="string" calcext:value-type="string">
            <text:p>Power</text:p>
          </table:table-cell>
          <table:table-cell table:style-name="ce10" office:value-type="string" calcext:value-type="string">
            <text:p>$\round{4.94689061527}$</text:p>
          </table:table-cell>
          <table:table-cell table:style-name="ce10" office:value-type="string" calcext:value-type="string">
            <text:p>$\round{5.02917144498}$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Enhanced boundaries</text:p>
          </table:table-cell>
          <table:table-cell table:style-name="ce10" table:formula="of:=COM.MICROSOFT.CONCAT(&quot;$\round{&quot;;[.D9];&quot;}$&quot;)" office:value-type="string" office:string-value="$\round{5.02917144498}$" calcext:value-type="string">
            <text:p>$\round{5.02917144498}$</text:p>
          </table:table-cell>
          <table:table-cell table:style-name="ce10" table:formula="of:=COM.MICROSOFT.CONCAT(&quot;$\round{&quot;;[.E9];&quot;}$&quot;)" office:value-type="string" office:string-value="$\round{5.18583998598}$" calcext:value-type="string">
            <text:p>$\round{5.18583998598}$</text:p>
          </table:table-cell>
          <table:table-cell table:style-name="ce10" table:formula="of:=COM.MICROSOFT.CONCAT(&quot;$\round{&quot;;[.F9];&quot;}$&quot;)" office:value-type="string" office:string-value="$\round{-0.156668541001}$" calcext:value-type="string">
            <text:p>$\round{-0.156668541001}$</text:p>
          </table:table-cell>
          <table:table-cell table:style-name="ce10" table:formula="of:=COM.MICROSOFT.CONCAT(&quot;$\round{&quot;;[.G9];&quot;}$&quot;)" office:value-type="string" office:string-value="$\round{0.6320083}$" calcext:value-type="string">
            <text:p>$\round{0.6320083}$</text:p>
          </table:table-cell>
          <table:table-cell table:style-name="ce10" table:formula="of:=COM.MICROSOFT.CONCAT(&quot;$\round{&quot;;[.H9];&quot;}$&quot;)" office:value-type="string" office:string-value="$\round{0.4425995}$" calcext:value-type="string">
            <text:p>$\round{0.4425995}$</text:p>
          </table:table-cell>
          <table:table-cell table:style-name="ce10" table:formula="of:=COM.MICROSOFT.CONCAT(&quot;$\round{&quot;;[.I9];&quot;}$&quot;)" office:value-type="string" office:string-value="$\round{189.4088}$" calcext:value-type="string">
            <text:p>$\round{189.4088}$</text:p>
          </table:table-cell>
          <table:table-cell table:number-columns-repeated="2"/>
          <table:table-cell table:style-name="ce10" office:value-type="string" calcext:value-type="string">
            <text:p>Power (pressure)</text:p>
          </table:table-cell>
          <table:table-cell table:style-name="ce10" office:value-type="string" calcext:value-type="string">
            <text:p>$\round{5.10506073361}$</text:p>
          </table:table-cell>
          <table:table-cell table:style-name="ce10" office:value-type="string" calcext:value-type="string">
            <text:p>$\round{5.18583998598}$</text:p>
          </table:table-cell>
        </table:table-row>
        <table:table-row table:style-name="ro1">
          <table:table-cell table:number-columns-repeated="11"/>
          <table:table-cell table:style-name="ce10" office:value-type="string" calcext:value-type="string">
            <text:p>Power(Shear stress)</text:p>
          </table:table-cell>
          <table:table-cell table:style-name="ce10" office:value-type="string" calcext:value-type="string">
            <text:p>$\round{-0.158170118337}$</text:p>
          </table:table-cell>
          <table:table-cell table:style-name="ce10" office:value-type="string" calcext:value-type="string">
            <text:p>$\round{-0.156668541001}$</text:p>
          </table:table-cell>
        </table:table-row>
        <table:table-row table:style-name="ro1">
          <table:table-cell table:number-columns-repeated="11"/>
          <table:table-cell table:style-name="ce10" office:value-type="string" calcext:value-type="string">
            <text:p>Total pressure inlet (2.4 s)</text:p>
          </table:table-cell>
          <table:table-cell table:style-name="ce10" office:value-type="string" calcext:value-type="string">
            <text:p>$\round{0.6503034}$</text:p>
          </table:table-cell>
          <table:table-cell table:style-name="ce10" office:value-type="string" calcext:value-type="string">
            <text:p>$\round{0.6320083}$</text:p>
          </table:table-cell>
        </table:table-row>
        <table:table-row table:style-name="ro1">
          <table:table-cell table:number-columns-repeated="11"/>
          <table:table-cell table:style-name="ce10" office:value-type="string" calcext:value-type="string">
            <text:p>Total pressure outlet (2.4 s)</text:p>
          </table:table-cell>
          <table:table-cell table:style-name="ce10" office:value-type="string" calcext:value-type="string">
            <text:p>$\round{0.4826165}$</text:p>
          </table:table-cell>
          <table:table-cell table:style-name="ce10" office:value-type="string" calcext:value-type="string">
            <text:p>$\round{0.4425995}$</text:p>
          </table:table-cell>
        </table:table-row>
        <table:table-row table:style-name="ro1">
          <table:table-cell table:number-columns-repeated="11"/>
          <table:table-cell table:style-name="ce10" office:value-type="string" calcext:value-type="string">
            <text:p>Total pressure drop (2.4 s)</text:p>
          </table:table-cell>
          <table:table-cell table:style-name="ce10" office:value-type="string" calcext:value-type="string">
            <text:p>$\round{167.6869}$</text:p>
          </table:table-cell>
          <table:table-cell table:style-name="ce10" office:value-type="string" calcext:value-type="string">
            <text:p>$\round{189.4088}$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30">00/00/0000</text:date>, <text:time style:data-style-name="N2" text:time-value="12:53:34.3054569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8:51:42.538723295</meta:creation-date>
    <dc:date>2018-06-30T12:53:51.610017232</dc:date>
    <meta:editing-duration>PT33M50S</meta:editing-duration>
    <meta:editing-cycles>4</meta:editing-cycles>
    <meta:generator>LibreOffice/6.0.5.2$Linux_X86_64 LibreOffice_project/00m0$Build-2</meta:generator>
    <meta:document-statistic meta:table-count="1" meta:cell-count="148" meta:object-count="0"/>
  </office:meta>
</office:document-meta>
</file>